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text-properties style:font-name="CMU Serif" fo:font-size="10pt" style:font-size-asian="10pt" style:font-size-complex="10pt"/>
    </style:style>
    <style:style style:name="P2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42cm" svg:height="0.67cm" svg:x="0.743cm" svg:y="3.778cm">
          <draw:text-box>
            <text:p text:style-name="P1"><text:span text:style-name="T1">Subset </text:span><text:span text:style-name="T2">B/a</text:span></text:p>
          </draw:text-box>
        </draw:frame>
        <draw:frame draw:style-name="gr1" draw:text-style-name="P2" draw:layer="layout" svg:width="2.225cm" svg:height="0.67cm" svg:x="0.743cm" svg:y="4.478cm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e</text:span><text:span text:style-name="T1">t</text:span><text:span text:style-name="T1"> </text:span><text:span text:style-name="T2">B</text:span><text:span text:style-name="T2">/</text:span><text:span text:style-name="T2">b</text:span></text:p>
          </draw:text-box>
        </draw:frame>
        <draw:frame draw:style-name="gr1" draw:text-style-name="P2" draw:layer="layout" svg:width="2.225cm" svg:height="0.67cm" svg:x="0.744cm" svg:y="5.178cm">
          <draw:text-box>
            <text:p text:style-name="P1"><text:span text:style-name="T1">Subset </text:span><text:span text:style-name="T2">B/c</text:span></text:p>
          </draw:text-box>
        </draw:frame>
        <draw:frame draw:style-name="gr1" draw:text-style-name="P2" draw:layer="layout" svg:width="1.365cm" svg:height="0.67cm" svg:x="0.745cm" svg:y="3.078cm">
          <draw:text-box>
            <text:p text:style-name="P1"><text:span text:style-name="T1">Set </text:span><text:span text:style-name="T2">A</text:span></text:p>
          </draw:text-box>
        </draw:frame>
        <draw:frame draw:style-name="gr1" draw:text-style-name="P2" draw:layer="layout" svg:width="1.188cm" svg:height="0.67cm" svg:x="3.346cm" svg:y="2.478cm">
          <draw:text-box>
            <text:p text:style-name="P1"><text:span text:style-name="T1">m. 1</text:span></text:p>
          </draw:text-box>
        </draw:frame>
        <draw:frame draw:style-name="gr1" draw:text-style-name="P2" draw:layer="layout" svg:width="1.188cm" svg:height="0.67cm" svg:x="4.346cm" svg:y="2.478cm">
          <draw:text-box>
            <text:p text:style-name="P1"><text:span text:style-name="T1">m. 2</text:span></text:p>
          </draw:text-box>
        </draw:frame>
        <draw:frame draw:style-name="gr1" draw:text-style-name="P2" draw:layer="layout" svg:width="1.188cm" svg:height="0.67cm" svg:x="5.346cm" svg:y="2.478cm">
          <draw:text-box>
            <text:p text:style-name="P1"><text:span text:style-name="T1">m. 3</text:span></text:p>
          </draw:text-box>
        </draw:frame>
        <draw:frame draw:style-name="gr1" draw:text-style-name="P2" draw:layer="layout" svg:width="1.188cm" svg:height="0.67cm" svg:x="6.346cm" svg:y="2.478cm">
          <draw:text-box>
            <text:p text:style-name="P1"><text:span text:style-name="T1">m. 4</text:span></text:p>
          </draw:text-box>
        </draw:frame>
        <draw:frame draw:style-name="gr1" draw:text-style-name="P2" draw:layer="layout" svg:width="1.188cm" svg:height="0.67cm" svg:x="7.346cm" svg:y="2.478cm">
          <draw:text-box>
            <text:p text:style-name="P1"><text:span text:style-name="T1">m. 5</text:span></text:p>
          </draw:text-box>
        </draw:frame>
        <draw:frame draw:style-name="gr1" draw:text-style-name="P2" draw:layer="layout" svg:width="1.188cm" svg:height="0.67cm" svg:x="8.346cm" svg:y="2.478cm">
          <draw:text-box>
            <text:p text:style-name="P1"><text:span text:style-name="T1">m. 6</text:span></text:p>
          </draw:text-box>
        </draw:frame>
        <draw:frame draw:style-name="gr1" draw:text-style-name="P2" draw:layer="layout" svg:width="1.188cm" svg:height="0.67cm" svg:x="9.346cm" svg:y="2.478cm">
          <draw:text-box>
            <text:p text:style-name="P1"><text:span text:style-name="T1">m. 7</text:span></text:p>
          </draw:text-box>
        </draw:frame>
        <draw:frame draw:style-name="gr1" draw:text-style-name="P2" draw:layer="layout" svg:width="1.188cm" svg:height="0.67cm" svg:x="10.346cm" svg:y="2.478cm">
          <draw:text-box>
            <text:p text:style-name="P1"><text:span text:style-name="T1">m. 8</text:span></text:p>
          </draw:text-box>
        </draw:frame>
        <draw:frame draw:style-name="gr1" draw:text-style-name="P2" draw:layer="layout" svg:width="1.188cm" svg:height="0.67cm" svg:x="11.346cm" svg:y="2.478cm">
          <draw:text-box>
            <text:p text:style-name="P1"><text:span text:style-name="T1">m. 9</text:span></text:p>
          </draw:text-box>
        </draw:frame>
        <draw:frame draw:style-name="gr1" draw:text-style-name="P2" draw:layer="layout" svg:width="1.361cm" svg:height="0.67cm" svg:x="12.346cm" svg:y="2.478cm">
          <draw:text-box>
            <text:p text:style-name="P1"><text:span text:style-name="T1">m. 10</text:span></text:p>
          </draw:text-box>
        </draw:frame>
        <draw:frame draw:style-name="gr1" draw:text-style-name="P2" draw:layer="layout" svg:width="1.361cm" svg:height="0.67cm" svg:x="13.347cm" svg:y="2.478cm">
          <draw:text-box>
            <text:p text:style-name="P1"><text:span text:style-name="T1">m. 11</text:span></text:p>
          </draw:text-box>
        </draw:frame>
        <draw:frame draw:style-name="gr1" draw:text-style-name="P2" draw:layer="layout" svg:width="1.361cm" svg:height="0.67cm" svg:x="14.348cm" svg:y="2.478cm">
          <draw:text-box>
            <text:p text:style-name="P1"><text:span text:style-name="T1">m. 12</text:span></text:p>
          </draw:text-box>
        </draw:frame>
        <draw:frame draw:style-name="gr1" draw:text-style-name="P2" draw:layer="layout" svg:width="1.361cm" svg:height="0.67cm" svg:x="15.349cm" svg:y="2.478cm">
          <draw:text-box>
            <text:p text:style-name="P1"><text:span text:style-name="T1">m. 13</text:span></text:p>
          </draw:text-box>
        </draw:frame>
        <draw:frame draw:style-name="gr1" draw:text-style-name="P2" draw:layer="layout" svg:width="1.361cm" svg:height="0.67cm" svg:x="16.35cm" svg:y="2.478cm">
          <draw:text-box>
            <text:p text:style-name="P1"><text:span text:style-name="T1">m. 14</text:span></text:p>
          </draw:text-box>
        </draw:frame>
        <draw:frame draw:style-name="gr1" draw:text-style-name="P2" draw:layer="layout" svg:width="1.361cm" svg:height="0.67cm" svg:x="17.351cm" svg:y="2.478cm">
          <draw:text-box>
            <text:p text:style-name="P1"><text:span text:style-name="T1">m. 15</text:span></text:p>
          </draw:text-box>
        </draw:frame>
        <draw:frame draw:style-name="gr1" draw:text-style-name="P2" draw:layer="layout" svg:width="1.361cm" svg:height="0.67cm" svg:x="18.352cm" svg:y="2.478cm">
          <draw:text-box>
            <text:p text:style-name="P1"><text:span text:style-name="T1">m. 16</text:span></text:p>
          </draw:text-box>
        </draw:frame>
        <draw:line draw:style-name="gr2" draw:text-style-name="P3" draw:layer="layout" svg:x1="3.413cm" svg:y1="3.413cm" svg:x2="4.556cm" svg:y2="3.413cm">
          <text:p/>
        </draw:line>
        <draw:line draw:style-name="gr2" draw:text-style-name="P3" draw:layer="layout" svg:x1="4.414cm" svg:y1="4.113cm" svg:x2="5.557cm" svg:y2="4.113cm">
          <text:p/>
        </draw:line>
        <draw:line draw:style-name="gr2" draw:text-style-name="P3" draw:layer="layout" svg:x1="4.683cm" svg:y1="4.813cm" svg:x2="5.572cm" svg:y2="4.813cm">
          <text:p/>
        </draw:line>
        <draw:line draw:style-name="gr2" draw:text-style-name="P3" draw:layer="layout" svg:x1="4.86cm" svg:y1="5.513cm" svg:x2="5.572cm" svg:y2="5.513cm">
          <text:p/>
        </draw:line>
        <draw:line draw:style-name="gr2" draw:text-style-name="P3" draw:layer="layout" svg:x1="8.214cm" svg:y1="3.413cm" svg:x2="9.636cm" svg:y2="3.413cm">
          <text:p/>
        </draw:line>
        <draw:line draw:style-name="gr2" draw:text-style-name="P3" draw:layer="layout" svg:x1="7.915cm" svg:y1="4.113cm" svg:x2="9.382cm" svg:y2="4.113cm">
          <text:p/>
        </draw:line>
        <draw:line draw:style-name="gr2" draw:text-style-name="P3" draw:layer="layout" svg:x1="8.616cm" svg:y1="4.813cm" svg:x2="9.636cm" svg:y2="4.813cm">
          <text:p/>
        </draw:line>
        <draw:line draw:style-name="gr2" draw:text-style-name="P3" draw:layer="layout" svg:x1="8.986cm" svg:y1="5.513cm" svg:x2="9.89cm" svg:y2="5.513cm">
          <text:p/>
        </draw:line>
        <draw:line draw:style-name="gr2" draw:text-style-name="P3" draw:layer="layout" svg:x1="11.715cm" svg:y1="4.113cm" svg:x2="13.092cm" svg:y2="4.113cm">
          <text:p/>
        </draw:line>
        <draw:line draw:style-name="gr2" draw:text-style-name="P3" draw:layer="layout" svg:x1="12.416cm" svg:y1="4.813cm" svg:x2="13.436cm" svg:y2="4.813cm">
          <text:p/>
        </draw:line>
        <draw:line draw:style-name="gr2" draw:text-style-name="P3" draw:layer="layout" svg:x1="13.214cm" svg:y1="3.413cm" svg:x2="14.636cm" svg:y2="3.413cm">
          <text:p/>
        </draw:line>
        <draw:line draw:style-name="gr2" draw:text-style-name="P3" draw:layer="layout" svg:x1="18.214cm" svg:y1="3.413cm" svg:x2="19.636cm" svg:y2="3.413cm">
          <text:p/>
        </draw:line>
        <draw:line draw:style-name="gr2" draw:text-style-name="P3" draw:layer="layout" svg:x1="13.174cm" svg:y1="5.513cm" svg:x2="14.161cm" svg:y2="5.513cm">
          <text:p/>
        </draw:line>
        <draw:line draw:style-name="gr2" draw:text-style-name="P3" draw:layer="layout" svg:x1="15.595cm" svg:y1="4.113cm" svg:x2="16.748cm" svg:y2="4.113cm">
          <text:p/>
        </draw:line>
        <draw:line draw:style-name="gr2" draw:text-style-name="P3" draw:layer="layout" svg:x1="16.516cm" svg:y1="4.813cm" svg:x2="17.536cm" svg:y2="4.813cm">
          <text:p/>
        </draw:line>
        <draw:line draw:style-name="gr2" draw:text-style-name="P3" draw:layer="layout" svg:x1="17.316cm" svg:y1="5.513cm" svg:x2="18.336cm" svg:y2="5.5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0-14T09:31:22.785942000</dc:date>
    <meta:editing-duration>P3DT20H13M16S</meta:editing-duration>
    <meta:editing-cycles>5</meta:editing-cycles>
    <meta:generator>LibreOffice/5.1.4.2$MacOSX_X86_64 LibreOffice_project/f99d75f39f1c57ebdd7ffc5f42867c12031db97a</meta:generator>
    <meta:document-statistic meta:object-count="36"/>
  </office:meta>
</office:document-meta>
</file>